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376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itz" table:style-name="ta1">
        <table:shapes>
          <draw:frame draw:z-index="0" draw:style-name="gr1" draw:text-style-name="P1" svg:width="15.999cm" svg:height="8.999cm" svg:x="3.584cm" svg:y="0.233cm">
            <draw:object draw:notify-on-update-of-ranges="blitz.A1:blitz.A1 blitz.A2:blitz.A36 blitz.B1:blitz.B1 blitz.B2:blitz.B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ichess</text:p>
          </table:table-cell>
          <table:table-cell office:value-type="string" calcext:value-type="string">
            <text:p>chess.com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3000" calcext:value-type="float">
            <text:p>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TC'" style:font-family-generic-asian="system" style:font-pitch-asian="variable" style:font-size-asian="12pt" style:language-asian="zh" style:country-asian="TW" style:font-family-complex="'Noto Sans CJK HK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TC" style:font-family-asian="'Noto Sans CJK T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3T12:40:25.794640832</dc:date>
    <meta:editing-duration>PT2M55S</meta:editing-duration>
    <meta:editing-cycles>1</meta:editing-cycles>
    <meta:document-statistic meta:table-count="1" meta:cell-count="72" meta:object-count="1"/>
    <meta:generator>LibreOffice/24.8.2.1$Linux_X86_64 LibreOffice_project/48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blitz.A1:blitz.B36" chart:data-source-has-labels="row" svg:x="0.32cm" svg:y="0.18cm" svg:width="15.36cm" svg:height="8.64cm">
          <chart:coordinate-region svg:x="1.366cm" svg:y="0.379cm" svg:width="13.915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blitz.B2:blitz.B36" chart:label-cell-address="blitz.B1:blitz.B1" chart:class="chart:scatter">
            <chart:domain table:cell-range-address="blitz.A2:blitz.A36"/>
            <chart:regression-curve chart:style-name="ch7">
              <chart:equation chart:display-equation="true" chart:display-r-square="false"/>
            </chart:regression-curve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chess.com</text:p>
                <draw:g>
                  <svg:desc>blitz.B1:blitz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5">
                <text:p>945</text:p>
                <draw:g>
                  <svg:desc>blitz.A2:blitz.A36</svg:desc>
                </draw:g>
              </table:table-cell>
              <table:table-cell office:value-type="float" office:value="500">
                <text:p>500</text:p>
                <draw:g>
                  <svg:desc>blitz.B2:blitz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0">
                <text:p>103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5">
                <text:p>111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5">
                <text:p>120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5">
                <text:p>1305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5">
                <text:p>139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5">
                <text:p>148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20">
                <text:p>152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60">
                <text:p>156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0">
                <text:p>160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0">
                <text:p>163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85">
                <text:p>168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0">
                <text:p>172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60">
                <text:p>176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95">
                <text:p>179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25">
                <text:p>182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55">
                <text:p>1855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95">
                <text:p>189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25">
                <text:p>192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60">
                <text:p>196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25">
                <text:p>2025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60">
                <text:p>206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00">
                <text:p>210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20">
                <text:p>21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05">
                <text:p>2205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70">
                <text:p>227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30">
                <text:p>233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5">
                <text:p>2405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95">
                <text:p>2495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85">
                <text:p>2585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30">
                <text:p>263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15">
                <text:p>2715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30">
                <text:p>283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25">
                <text:p>2925</text:p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